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table:formula="of:=AVERAGE([.B3:.G3])" office:value-type="float" office:value="0.964833333333333" calcext:value-type="float">
            <text:p>0.964833333333333</text:p>
          </table:table-cell>
          <table:table-cell table:formula="of:=[.H3]-[.H19]" office:value-type="float" office:value="-0.0126666666666667" calcext:value-type="float">
            <text:p>-0.0126666666666667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table:number-columns-repeated="2" office:value-type="float" office:value="0.934" calcext:value-type="float">
            <text:p>0.93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5" calcext:value-type="float">
            <text:p>0.95</text:p>
          </table:table-cell>
          <table:table-cell table:formula="of:=AVERAGE([.B4:.G4])" office:value-type="float" office:value="0.936166666666667" calcext:value-type="float">
            <text:p>0.936166666666667</text:p>
          </table:table-cell>
          <table:table-cell table:formula="of:=[.H4]-[.H20]" office:value-type="float" office:value="0.0438333333333334" calcext:value-type="float">
            <text:p>0.0438333333333334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table:formula="of:=AVERAGE([.B5:.G5])" office:value-type="float" office:value="0.826666666666667" calcext:value-type="float">
            <text:p>0.826666666666667</text:p>
          </table:table-cell>
          <table:table-cell table:formula="of:=[.H5]-[.H21]" office:value-type="float" office:value="0.0313333333333333" calcext:value-type="float">
            <text:p>0.0313333333333333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5" calcext:value-type="float">
            <text:p>0.745</text:p>
          </table:table-cell>
          <table:table-cell table:formula="of:=AVERAGE([.B6:.G6])" office:value-type="float" office:value="0.7625" calcext:value-type="float">
            <text:p>0.7625</text:p>
          </table:table-cell>
          <table:table-cell table:formula="of:=[.H6]-[.H22]" office:value-type="float" office:value="0.0266666666666667" calcext:value-type="float">
            <text:p>0.0266666666666667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23]" office:value-type="float" office:value="-0.0105" calcext:value-type="float">
            <text:p>-0.0105</text:p>
          </table:table-cell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2" calcext:value-type="float">
            <text:p>0.972</text:p>
          </table:table-cell>
          <table:table-cell table:formula="of:=AVERAGE([.B8:.G8])" office:value-type="float" office:value="0.977333333333333" calcext:value-type="float">
            <text:p>0.977333333333333</text:p>
          </table:table-cell>
          <table:table-cell table:formula="of:=[.H8]-[.H24]" office:value-type="float" office:value="-0.00866666666666682" calcext:value-type="float">
            <text:p>-0.00866666666666682</text:p>
          </table:table-cell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73" calcext:value-type="float">
            <text:p>0.973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69" calcext:value-type="float">
            <text:p>0.9969</text:p>
          </table:table-cell>
          <table:table-cell table:formula="of:=AVERAGE([.B9:.G9])" office:value-type="float" office:value="0.97125" calcext:value-type="float">
            <text:p>0.97125</text:p>
          </table:table-cell>
          <table:table-cell table:formula="of:=[.H9]-[.H25]" office:value-type="float" office:value="0.00641666666666663" calcext:value-type="float">
            <text:p>0.00641666666666663</text:p>
          </table:table-cell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formula="of:=AVERAGE([.B10:.G10])" office:value-type="float" office:value="0.995" calcext:value-type="float">
            <text:p>0.995</text:p>
          </table:table-cell>
          <table:table-cell table:formula="of:=[.H10]-[.H26]" office:value-type="float" office:value="-0.005" calcext:value-type="float">
            <text:p>-0.005</text:p>
          </table:table-cell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" calcext:value-type="float">
            <text:p>0.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" calcext:value-type="float">
            <text:p>0.97</text:p>
          </table:table-cell>
          <table:table-cell table:formula="of:=AVERAGE([.B11:.G11])" office:value-type="float" office:value="0.9545" calcext:value-type="float">
            <text:p>0.9545</text:p>
          </table:table-cell>
          <table:table-cell table:formula="of:=[.H11]-[.H27]" office:value-type="float" office:value="0.00433333333333341" calcext:value-type="float">
            <text:p>0.00433333333333341</text:p>
          </table:table-cell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table:formula="of:=AVERAGE([.B12:.G12])" office:value-type="float" office:value="0.815" calcext:value-type="float">
            <text:p>0.815</text:p>
          </table:table-cell>
          <table:table-cell table:formula="of:=[.H12]-[.H28]" office:value-type="float" office:value="-0.0665" calcext:value-type="float">
            <text:p>-0.0665</text:p>
          </table:table-cell>
        </table:table-row>
        <table:table-row table:style-name="ro1">
          <table:table-cell office:value-type="string" calcext:value-type="string">
            <text:p>num_trees: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table:formula="of:=AVERAGE([.B19:.G19])" office:value-type="float" office:value="0.9775" calcext:value-type="float">
            <text:p>0.9775</text:p>
          </table:table-cell>
          <table:table-cell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0:.G20])" office:value-type="float" office:value="0.892333333333333" calcext:value-type="float">
            <text:p>0.8923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21:.G21])" office:value-type="float" office:value="0.795333333333333" calcext:value-type="float">
            <text:p>0.7953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22:.G22])" office:value-type="float" office:value="0.735833333333333" calcext:value-type="float">
            <text:p>0.7358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3:.G23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24:.G24])" office:value-type="float" office:value="0.986" calcext:value-type="float">
            <text:p>0.986</text:p>
          </table:table-cell>
          <table:table-cell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25:.G25])" office:value-type="float" office:value="0.964833333333333" calcext:value-type="float">
            <text:p>0.9648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6:.G2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27:.G27])" office:value-type="float" office:value="0.950166666666667" calcext:value-type="float">
            <text:p>0.9501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" calcext:value-type="float">
            <text:p>0.8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" calcext:value-type="float">
            <text:p>0.87</text:p>
          </table:table-cell>
          <table:table-cell table:formula="of:=AVERAGE([.B28:.G28])" office:value-type="float" office:value="0.8815" calcext:value-type="float">
            <text:p>0.8815</text:p>
          </table:table-cell>
          <table:table-cell/>
        </table:table-row>
        <table:table-row table:style-name="ro2">
          <table:table-cell table:style-name="ce3" office:value-type="string" calcext:value-type="string">
            <text:p>learning_rate: 0.1, num_leaves: 255, num_trees : 128, feature_fraction: 0.8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I1:Sheet1.I1048576">
            <calcext:condition calcext:apply-style-name="Bad" calcext:value="&lt;0" calcext:base-cell-address="Sheet1.I1"/>
          </calcext:conditional-format>
          <calcext:conditional-format calcext:target-range-address="Sheet1.I1:Sheet1.I1048576">
            <calcext:condition calcext:apply-style-name="Good" calcext:value="&gt;0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9:56:38.835398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2T09:58:02.938902971</dc:date>
    <meta:editing-duration>PT48M20S</meta:editing-duration>
    <meta:editing-cycles>5</meta:editing-cycles>
    <meta:generator>LibreOffice/24.2.6.2$Linux_X86_64 LibreOffice_project/420$Build-2</meta:generator>
    <meta:document-statistic meta:table-count="1" meta:cell-count="198" meta:object-count="0"/>
  </office:meta>
</office:document-meta>
</file>